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0576" calcext:value-type="float">
            <text:p>73.9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9328" calcext:value-type="float">
            <text:p>80.7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404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